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Calibri" fo:font-size="11pt" fo:language="en" fo:country="none" style:font-size-asian="11pt"/>
    </style:style>
    <style:style style:name="P2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paragraph-rsid="00225e82" style:font-size-asian="11pt"/>
    </style:style>
    <style:style style:name="P3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paragraph-rsid="002520fc" style:font-size-asian="11pt"/>
    </style:style>
    <style:style style:name="P4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paragraph-rsid="00325927" style:font-size-asian="11pt"/>
    </style:style>
    <style:style style:name="P5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paragraph-rsid="00331802" style:font-size-asian="11pt"/>
    </style:style>
    <style:style style:name="P6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20541e" officeooo:paragraph-rsid="0020541e" style:font-size-asian="11pt"/>
    </style:style>
    <style:style style:name="P7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20541e" officeooo:paragraph-rsid="00225e82" style:font-size-asian="11pt"/>
    </style:style>
    <style:style style:name="P8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20541e" officeooo:paragraph-rsid="00225e82" style:font-size-asian="11pt"/>
    </style:style>
    <style:style style:name="P9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20541e" officeooo:paragraph-rsid="00238081" style:font-size-asian="11pt"/>
    </style:style>
    <style:style style:name="P10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225e82" officeooo:paragraph-rsid="00225e82" style:font-size-asian="11pt"/>
    </style:style>
    <style:style style:name="P11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2d68e1" officeooo:paragraph-rsid="002d68e1" style:font-size-asian="11pt"/>
    </style:style>
    <style:style style:name="P12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241f0c" officeooo:paragraph-rsid="00241f0c" style:font-size-asian="11pt"/>
    </style:style>
    <style:style style:name="P13" style:family="paragraph" style:parent-style-name="Standard">
      <style:paragraph-properties fo:margin-top="0in" fo:margin-bottom="0in" style:contextual-spacing="false" fo:line-height="115%"/>
    </style:style>
    <style:style style:name="P14" style:family="paragraph" style:parent-style-name="Standard">
      <style:paragraph-properties fo:margin-left="0.5in" fo:margin-top="0in" fo:margin-bottom="0in" style:contextual-spacing="false" fo:line-height="115%" fo:text-indent="0in" style:auto-text-indent="false"/>
    </style:style>
    <style:style style:name="P15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officeooo:paragraph-rsid="00325927"/>
    </style:style>
    <style:style style:name="P16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officeooo:paragraph-rsid="00346ed4"/>
    </style:style>
    <style:style style:name="P17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style:font-name="Calibri" fo:font-size="11pt" fo:language="en" fo:country="none" officeooo:paragraph-rsid="001ec91c" style:font-size-asian="11pt"/>
    </style:style>
    <style:style style:name="P18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style:font-name="Calibri" fo:font-size="11pt" fo:language="en" fo:country="none" officeooo:paragraph-rsid="001ec91c" style:font-size-asian="11pt"/>
    </style:style>
    <style:style style:name="P19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style:font-name="Calibri" fo:font-size="11pt" fo:language="en" fo:country="none" style:font-size-asian="11pt"/>
    </style:style>
    <style:style style:name="P20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style:font-name="Calibri" fo:font-size="11pt" fo:language="en" fo:country="none" officeooo:paragraph-rsid="001f6c0d" style:font-size-asian="11pt"/>
    </style:style>
    <style:style style:name="P21" style:family="paragraph" style:parent-style-name="Standard">
      <style:paragraph-properties fo:margin-left="1in" fo:margin-top="0in" fo:margin-bottom="0in" style:contextual-spacing="false" fo:line-height="115%" fo:text-indent="0in" style:auto-text-indent="false"/>
      <style:text-properties style:font-name="Calibri" fo:font-size="11pt" fo:language="en" fo:country="none" officeooo:paragraph-rsid="0021e146" style:font-size-asian="11pt"/>
    </style:style>
    <style:style style:name="P22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style:font-name="Calibri" fo:font-size="11pt" fo:language="en" fo:country="none" officeooo:paragraph-rsid="00225e82" style:font-size-asian="11pt"/>
    </style:style>
    <style:style style:name="P23" style:family="paragraph" style:parent-style-name="Standard">
      <style:paragraph-properties fo:margin-left="1in" fo:margin-top="0in" fo:margin-bottom="0in" style:contextual-spacing="false" fo:line-height="115%" fo:text-indent="0in" style:auto-text-indent="false"/>
      <style:text-properties style:font-name="Calibri" fo:font-size="11pt" fo:language="en" fo:country="none" officeooo:paragraph-rsid="002520fc" style:font-size-asian="11pt"/>
    </style:style>
    <style:style style:name="P24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style:font-name="Calibri" fo:font-size="11pt" fo:language="en" fo:country="none" officeooo:paragraph-rsid="002520fc" style:font-size-asian="11pt"/>
    </style:style>
    <style:style style:name="P25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style:font-name="Calibri" fo:font-size="11pt" fo:language="en" fo:country="none" officeooo:rsid="001ec91c" officeooo:paragraph-rsid="001ec91c" style:font-size-asian="11pt"/>
    </style:style>
    <style:style style:name="P26" style:family="paragraph" style:parent-style-name="Standard">
      <style:paragraph-properties fo:margin-left="1in" fo:margin-top="0in" fo:margin-bottom="0in" style:contextual-spacing="false" fo:line-height="115%" fo:text-indent="0in" style:auto-text-indent="false"/>
      <style:text-properties style:font-name="Calibri" fo:font-size="11pt" fo:language="en" fo:country="none" officeooo:rsid="001ec91c" officeooo:paragraph-rsid="001f6c0d" style:font-size-asian="11pt"/>
    </style:style>
    <style:style style:name="P27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style:font-name="Calibri" fo:font-size="11pt" fo:language="en" fo:country="none" officeooo:rsid="001ec91c" officeooo:paragraph-rsid="0021e146" style:font-size-asian="11pt"/>
    </style:style>
    <style:style style:name="P28" style:family="paragraph" style:parent-style-name="Standard">
      <style:paragraph-properties fo:margin-left="1in" fo:margin-top="0in" fo:margin-bottom="0in" style:contextual-spacing="false" fo:line-height="115%" fo:text-indent="0in" style:auto-text-indent="false"/>
      <style:text-properties style:font-name="Calibri" fo:font-size="11pt" fo:language="en" fo:country="none" officeooo:rsid="001ec91c" officeooo:paragraph-rsid="002520fc" style:font-size-asian="11pt"/>
    </style:style>
    <style:style style:name="P29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style:font-name="Calibri" fo:font-size="11pt" fo:language="en" fo:country="none" officeooo:rsid="00346ed4" officeooo:paragraph-rsid="00346ed4" style:font-size-asian="11pt"/>
    </style:style>
    <style:style style:name="P30" style:family="paragraph" style:parent-style-name="Standard" style:master-page-name="Standard">
      <style:paragraph-properties fo:margin-top="0in" fo:margin-bottom="0in" style:contextual-spacing="false" fo:line-height="115%" style:page-number="auto"/>
      <style:text-properties fo:color="#000000" loext:opacity="100%" style:font-name="Calibri" fo:font-size="11pt" fo:language="en" fo:country="none" officeooo:rsid="001ec91c" officeooo:paragraph-rsid="001ec91c" style:font-size-asian="11pt"/>
    </style:style>
    <style:style style:name="P31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officeooo:paragraph-rsid="002d68e1"/>
    </style:style>
    <style:style style:name="P32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style:font-name="Calibri" fo:font-size="11pt" fo:language="en" fo:country="none" officeooo:rsid="001ec91c" officeooo:paragraph-rsid="001ec91c" style:font-size-asian="11pt"/>
    </style:style>
    <style:style style:name="T1" style:family="text">
      <style:text-properties style:font-name="Calibri" fo:font-size="11pt" fo:language="en" fo:country="none" style:font-size-asian="11pt"/>
    </style:style>
    <style:style style:name="T2" style:family="text">
      <style:text-properties style:font-name="Calibri" fo:font-size="11pt" fo:language="en" fo:country="none" officeooo:rsid="001cc407" style:font-size-asian="11pt"/>
    </style:style>
    <style:style style:name="T3" style:family="text">
      <style:text-properties style:font-name="Calibri" fo:font-size="11pt" fo:language="en" fo:country="none" officeooo:rsid="001f6c0d" style:font-size-asian="11pt"/>
    </style:style>
    <style:style style:name="T4" style:family="text">
      <style:text-properties style:font-name="Calibri" fo:font-size="11pt" fo:language="en" fo:country="none" officeooo:rsid="00346ed4" style:font-size-asian="11pt"/>
    </style:style>
    <style:style style:name="T5" style:family="text">
      <style:text-properties officeooo:rsid="001cc407"/>
    </style:style>
    <style:style style:name="T6" style:family="text">
      <style:text-properties officeooo:rsid="001ec91c"/>
    </style:style>
    <style:style style:name="T7" style:family="text">
      <style:text-properties officeooo:rsid="001f6c0d"/>
    </style:style>
    <style:style style:name="T8" style:family="text">
      <style:text-properties officeooo:rsid="0020541e"/>
    </style:style>
    <style:style style:name="T9" style:family="text">
      <style:text-properties officeooo:rsid="0021e146"/>
    </style:style>
    <style:style style:name="T10" style:family="text">
      <style:text-properties officeooo:rsid="00225e82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Calibri" fo:font-size="11pt" fo:language="en" fo:country="none" officeooo:rsid="002d68e1" style:font-size-asian="11pt"/>
    </style:style>
    <style:style style:name="T13" style:family="text">
      <style:text-properties fo:color="#000000" loext:opacity="100%" style:font-name="Calibri" fo:font-size="11pt" fo:language="en" fo:country="none" officeooo:rsid="003457f8" style:font-size-asian="11pt"/>
    </style:style>
    <style:style style:name="T14" style:family="text">
      <style:text-properties fo:color="#000000" loext:opacity="100%" officeooo:rsid="00241f0c"/>
    </style:style>
    <style:style style:name="T15" style:family="text">
      <style:text-properties fo:color="#000000" loext:opacity="100%" officeooo:rsid="002520fc"/>
    </style:style>
    <style:style style:name="T16" style:family="text">
      <style:text-properties fo:color="#000000" loext:opacity="100%" officeooo:rsid="001ec91c"/>
    </style:style>
    <style:style style:name="T17" style:family="text">
      <style:text-properties fo:color="#000000" loext:opacity="100%" officeooo:rsid="0035a9a7"/>
    </style:style>
    <style:style style:name="T18" style:family="text">
      <style:text-properties officeooo:rsid="00238081"/>
    </style:style>
    <style:style style:name="T19" style:family="text">
      <style:text-properties officeooo:rsid="002520fc"/>
    </style:style>
    <style:style style:name="T20" style:family="text">
      <style:text-properties officeooo:rsid="002d68e1"/>
    </style:style>
    <style:style style:name="T21" style:family="text">
      <style:text-properties officeooo:rsid="00325927"/>
    </style:style>
    <style:style style:name="T22" style:family="text">
      <style:text-properties officeooo:rsid="00331802"/>
    </style:style>
    <style:style style:name="T23" style:family="text">
      <style:text-properties officeooo:rsid="003457f8"/>
    </style:style>
    <style:style style:name="T24" style:family="text">
      <style:text-properties officeooo:rsid="00346ed4"/>
    </style:style>
    <style:style style:name="T25" style:family="text">
      <style:text-properties officeooo:rsid="0035a9a7"/>
    </style:style>
    <style:style style:name="T26" style:family="text">
      <style:text-properties officeooo:rsid="0035aa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I) General:</text:p>
      <text:p text:style-name="P18"><text:span text:style-name="T11">1.) 8-bit computer update </text:span><text:span text:style-name="T16">( https://www.youtube.com/watch?v=HyznrdDSSGM</text:span><text:span text:style-name="T17">)</text:span></text:p>
      <text:p text:style-name="P31"><text:span text:style-name="T13">2</text:span><text:span text:style-name="T12">.) </text:span>8-bit CPU reset circuit and power supply tips <text:span text:style-name="T20">(https://www.youtube.com/watch?v=HtFro0UKqkk</text:span><text:span text:style-name="T25">)</text:span></text:p>
      <text:p text:style-name="P15"><text:span text:style-name="T23">3.</text:span><text:span text:style-name="T21">) </text:span>Programming Fibonacci on a breadboard computer <text:span text:style-name="T25">(https://www.youtube.com/watch?v=a73ZXDJtU48</text:span><text:span text:style-name="T21">)</text:span></text:p>
      <text:p text:style-name="P11"/>
      <text:p text:style-name="P17"><text:span text:style-name="T6">II) Clock </text:span><text:span text:style-name="T8">Module:</text:span></text:p>
      <text:p text:style-name="P19"><text:span text:style-name="T6">1</text:span>.) Astable 555 timer - 8 - bit computer clock - part 1 <text:span text:style-name="T6">(https://www.youtube.com/watch?v=kRlSFm519Bo)</text:span></text:p>
      <text:p text:style-name="P19"><text:span text:style-name="T6">2</text:span>) Monostable 555 timer - 8-bit computer clock - part 2 <text:span text:style-name="T6">(https://www.youtube.com/watch?v=81BgFhm2vz8)</text:span></text:p>
      <text:p text:style-name="P19"><text:span text:style-name="T6">3</text:span>.) Bistable 555 - 8-bit computer clock - part 3 <text:span text:style-name="T6">(https://www.youtube.com/watch?v=WCwJNnx36Rk)</text:span></text:p>
      <text:p text:style-name="P19"><text:span text:style-name="T6">4</text:span>.) Clock logic - 8-bit computer part 4 <text:span text:style-name="T6">(https://www.youtube.com/watch?v=SmQ5K7UQPMM)</text:span></text:p>
      <text:p text:style-name="P32">III) Memory <text:span text:style-name="T8">Module:</text:span></text:p>
      <text:p text:style-name="P25">A) General:</text:p>
      <text:p text:style-name="P23"><text:span text:style-name="T7">1</text:span>.) SR latch <text:span text:style-name="T19">(URL = KM0DdEaY5sY)</text:span></text:p>
      <text:p text:style-name="P23"><text:span text:style-name="T7">2</text:span>.) D <text:s/>latch <text:span text:style-name="T19">(URL = peCh_859q7Q)</text:span></text:p>
      <text:p text:style-name="P23"><text:span text:style-name="T7">3</text:span>.) D flip-flop <text:span text:style-name="T19">(URL = YW-_GkUguMM)</text:span></text:p>
      <text:p text:style-name="P25">B) Registers:</text:p>
      <text:p text:style-name="P23">1.) Designing and buiding a 1-bit register - part 3 <text:span text:style-name="T19">(URL = -arYx_oVIj8&amp;t=157s)</text:span></text:p>
      <text:p text:style-name="P23">2.) Buiding an 8-bit register - 8-bit register - part 4 <text:span text:style-name="T19">(URL = CiMaWbz_6E8&amp;t=37s)</text:span></text:p>
      <text:p text:style-name="P28">3.) Testing our computer's registers - 8-bit register - part 5 <text:span text:style-name="T19">(URL = 9WE3Obdjtv0&amp;t=159s)</text:span></text:p>
      <text:p text:style-name="P27">C) RAM:</text:p>
      <text:p text:style-name="P28">1.) 8-bit computer RAM intro <text:span text:style-name="T19">(URL = FnxPIZR1ybs&amp;t=64s)</text:span></text:p>
      <text:p text:style-name="P23"><text:span text:style-name="T9">2</text:span>) RAM module build - part 1 <text:span text:style-name="T19">(URL = uYXwCBo40iA&amp;t=32s)</text:span></text:p>
      <text:p text:style-name="P23"><text:span text:style-name="T9">3</text:span>.) RAM module build - part 2 <text:span text:style-name="T19">(URL = KNve2LCcSRc&amp;t=104s)</text:span></text:p>
      <text:p text:style-name="P23"><text:span text:style-name="T9">4</text:span>.) RAM modue build - part 3 <text:span text:style-name="T19">(URL = 5rl1tEFXKt0&amp;t=54s)</text:span></text:p>
      <text:p text:style-name="P26"><text:span text:style-name="T9">5</text:span>.) RAM modue testing and troubleshooting-<text:span text:style-name="T5">part 4 (URL = Vw3uDOUJRGw)</text:span></text:p>
      <text:p text:style-name="P25">D) EEPROM:</text:p>
      <text:p text:style-name="P21"><text:span text:style-name="T9">1.</text:span>) Using an EEPROM to replace combinational logic <text:span text:style-name="T5">(URL = BA12Z7gQ4P0&amp;t=4s)</text:span></text:p>
      <text:p text:style-name="P21"><text:span text:style-name="T9">2</text:span>.) Build an Arduino EEPROM programmer <text:span text:style-name="T5">(URL = K88pgWhEb1M&amp;t=1223s)</text:span></text:p>
      <text:p text:style-name="P17"><text:span text:style-name="T6">IV) Arithmetic Logic Unit (ALU) </text:span><text:span text:style-name="T8">Module:</text:span></text:p>
      <text:p text:style-name="P19"><text:span text:style-name="T7">1</text:span>.) Twos complement: Negative numbers in binary <text:span text:style-name="T5">(URL = 4qH4unVtJkE&amp;t=37s)</text:span></text:p>
      <text:p text:style-name="P19"><text:span text:style-name="T7">2</text:span>.) ALU Design <text:span text:style-name="T5">(URL = mOVOS9AjgFs&amp;t=190s)</text:span></text:p>
      <text:p text:style-name="P19"><text:span text:style-name="T7">3</text:span>.) Building the ALU <text:span text:style-name="T5">(URL = S-3fXU3FZQc&amp;t=110s)</text:span></text:p>
      <text:p text:style-name="P19"><text:span text:style-name="T7">4</text:span>.) Troubleshootig the ALU <text:span text:style-name="T5">(URL = U7Q8-2YZTUU&amp;t=90s)</text:span></text:p>
      <text:p text:style-name="P22"><text:span text:style-name="T7">5</text:span>.) Testing the computer's A<text:span text:style-name="T5">L</text:span>U <text:span text:style-name="T5">(URL = 4nCMDvnR2Fg&amp;t=165s)</text:span></text:p>
      <text:p text:style-name="P22"><text:span text:style-name="T10">6</text:span>.) CPU flags register <text:span text:style-name="T5">(URL = ObnosznZvHY)</text:span></text:p>
      <text:p text:style-name="P16"><text:span text:style-name="T4">7.) </text:span>Learn how computers add numbers and build a 4 bit adder circuit <text:span text:style-name="T24">(URL = </text:span><text:soft-page-break/><text:span text:style-name="T24">wvJc9CZcvBc&amp;t=105s)</text:span></text:p>
      <text:p text:style-name="P29"/>
      <text:p text:style-name="P20"><text:span text:style-name="T7">V) Program Counter </text:span><text:span text:style-name="T8">Module:</text:span></text:p>
      <text:p text:style-name="P19"><text:span text:style-name="T7">1</text:span>) JK flip-flop <text:span text:style-name="T5">(URL = F1OC5e7Tn_o&amp;t=3s)</text:span></text:p>
      <text:p text:style-name="P19"><text:span text:style-name="T7">2</text:span>.) JK flip-flop racing <text:span text:style-name="T5">(URL = st3mUEub99E&amp;t=141s)</text:span></text:p>
      <text:p text:style-name="P14"><text:span text:style-name="T3">3</text:span><text:span text:style-name="T1">.) Master-slave JK flip-flop </text:span><text:span text:style-name="T2">(URL = rXHSB5w7CyE&amp;t=113s)</text:span></text:p>
      <text:p text:style-name="P19"><text:span text:style-name="T7">4.</text:span>) Binary counter <text:span text:style-name="T5">(URL = exGEmA67dNc&amp;t=67s)</text:span></text:p>
      <text:p text:style-name="P19"><text:span text:style-name="T7">5</text:span>.) Program counter design <text:span text:style-name="T5">(URL = g_1HyxBzjl0&amp;t=11s)</text:span></text:p>
      <text:p text:style-name="P3"><text:span text:style-name="T7">6</text:span>.) Program counter build <text:span text:style-name="T19">(URL = tNwU7pK_3tk&amp;t=10s)</text:span></text:p>
      <text:p text:style-name="P6"><text:span text:style-name="T26">VI) </text:span>Output Module:</text:p>
      <text:p text:style-name="P3"><text:span text:style-name="T8">1</text:span>.) Designing a 7-segment hex decode <text:span text:style-name="T19">(URL = 7zffjsXqATg&amp;t=8s)</text:span></text:p>
      <text:p text:style-name="P2">2.) Build an 8-bit decimal display for our 8-bit computer <text:span text:style-name="T5">(URL = dLh1n2dErzE&amp;t=16s)</text:span></text:p>
      <text:p text:style-name="P7"><text:span text:style-name="T26">VII) </text:span>Control Module:</text:p>
      <text:p text:style-name="P8"><text:span text:style-name="T10">1</text:span>.) 8-bit CPU control signal overview <text:span text:style-name="T5">(URL = AwUirxi9eBg)</text:span></text:p>
      <text:p text:style-name="P22"><text:span text:style-name="T10">2</text:span>.) 8-bit CPU control logic: part 1 <text:span text:style-name="T5">(URL = dXdoim96v5A&amp;t=1170s)</text:span></text:p>
      <text:p text:style-name="P22"><text:span text:style-name="T10">3</text:span>.) 8-bit <text:s/>CPU control logic: part 2 <text:span text:style-name="T5">(URL = X7rCxs1ppyY)</text:span></text:p>
      <text:p text:style-name="P22"><text:span text:style-name="T10">4</text:span>.) 8-bit CPU control logic: part 3 <text:span text:style-name="T5">(URL = dHWFpkGsxOs)</text:span></text:p>
      <text:p text:style-name="P9"><text:span text:style-name="T10">5</text:span>.) Reprogramming CPU microcode with an Arduino <text:span text:style-name="T5">(URL = JUVt_KYAp-I)</text:span></text:p>
      <text:p text:style-name="P9"><text:span text:style-name="T18">6</text:span><text:span text:style-name="T5">.) Adding more machine language instructions to the CPU (URL = FCscQGBIL-Y&amp;t=867s)</text:span></text:p>
      <text:p text:style-name="P3"><text:span text:style-name="T18">7</text:span>.) Conditional Jump instructions <text:span text:style-name="T19">(URL = Zg1NdPKoosU&amp;t=1995s)</text:span></text:p>
      <text:p text:style-name="P10"><text:span text:style-name="T26">VIII) </text:span>BUS Module:</text:p>
      <text:p text:style-name="P4"><text:span text:style-name="T10">1</text:span>.) 8-bit computer build: Connecting the bus <text:span text:style-name="T19">(URL = -6JAgFWCL9w&amp;t=9s)</text:span></text:p>
      <text:p text:style-name="P5"><text:span text:style-name="T6">2</text:span>.) Bus architecture and how register transfers work - 8-bit register - part 1 <text:span text:style-name="T19">(URL = QzWW-CBugZo&amp;t=157s)</text:span></text:p>
      <text:p text:style-name="P5"><text:span text:style-name="T22">3</text:span>.) Tri-statee logic: Connecting multiple outputs together - 8-bit register - part 2 <text:span text:style-name="T19">(URL = faAjse109Q8&amp;t=133s)</text:span></text:p>
      <text:p text:style-name="P12"><text:span text:style-name="T26">IX) </text:span>Miscellaneous:</text:p>
      <text:p text:style-name="P24"><text:span text:style-name="T14">1</text:span><text:span text:style-name="T11">.) Making a computer Turing complete </text:span><text:span text:style-name="T15">(https://www.youtube.com/watch?v=AqNDk_UJW4k&amp;t=54s)</text:span></text:p>
      <text:p text:style-name="P1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5T17:53:55.247000000</dc:date>
    <meta:editing-duration>PT7H13M32S</meta:editing-duration>
    <meta:editing-cycles>32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59" meta:word-count="475" meta:character-count="3303" meta:non-whitespace-character-count="2885"/>
  </office:meta>
</office:document-meta>
</file>